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hadow="none"/>
    </style:style>
    <style:style style:name="Tabla1.A" style:family="table-column">
      <style:table-column-properties style:column-width="4.249cm" style:rel-column-width="2409*"/>
    </style:style>
    <style:style style:name="Tabla1.D" style:family="table-column">
      <style:table-column-properties style:column-width="4.251cm" style:rel-column-width="2410*"/>
    </style:style>
    <style:style style:name="Tabla1.1" style:family="table-row">
      <style:table-row-properties style:min-row-height="1.007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Text_20_body" style:list-style-name="L1">
      <style:text-properties style:font-name="Arial" fo:font-size="10pt" style:font-size-asian="10pt" style:font-size-complex="10pt"/>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paragraph-properties fo:background-color="transparent">
        <style:background-image/>
      </style:paragraph-properties>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uestra empresa propuesta en la actividad se dedica a la venta física y online de productos bio-ecológicos pero, ¿qué significan estos términos?</text:p>
      <text:p text:style-name="P3">Son sinónimos, ya que según el <text:a xlink:type="simple" xlink:href="https://eur-lex.europa.eu/legal-content/ES/ALL/?uri=celex:32007R0834" text:style-name="Internet_20_link" text:visited-style-name="Visited_20_Internet_20_Link"><text:span text:style-name="T1">Reglamento (CE) NO 834/2007 de la Unión Europea</text:span></text:a>, todas estas clases de productos tienen que cumplir con una serie de cualidades tales como: no haber sido tratados con pesticidas o productos químicos que no sean naturales, respetar los ciclos naturales de los alimentos, no ser transgénicos (por supuesto).</text:p>
      <text:p text:style-name="P3">Los productos que cumplen estos requisitos podrán adquirir la certificación.</text:p>
      <text:p text:style-name="P3">En España el órgano que tiene las competencias para otorgar dicha certificación es la <text:span text:style-name="T1">Comisión Reguladora de Agricultura Ecológica</text:span> (<text:span text:style-name="T1">CRAE</text:span>).</text:p>
      <text:p text:style-name="P3">Las competencias en cuanto al control del mercado han sido transferidas a las Comunidades Autónomas. Cada Comunidad Autónoma tiene su Consejo o Comité Regulador, que depende de su Consejería o Departamento de Agricultura. Es decir, las Comunidades Autónomas tienen el control sobre la producción y certificación ecológicas. </text:p>
      <text:p text:style-name="P3">El Consejo Regulador de cada comunidad es el que somete a inspecciones a las empresas y toma las muestras de cada fase del producto. Finalmente es el que otorga un sello de producto ecológico, en caso de cumplirse todos los requisitos, que es la única garantía oficial de que el producto procede de una finca o industria sometida a los controles e inspecciones dictados por la Comunidad Europea.</text:p>
      <text:p text:style-name="P3">Esta certificación no es gratis, el coste cambia en función de si se solicita para un producto vegetal, ganadero o agroalimentario, la certificación del producto la puede llevar a cabo un sistema público o privado. Cada comunidad autónoma es la que decide si opta por una u otra opción, 15 han optado por la certificación pública y las 2 restantes, que son Andalucía y Castilla La Mancha, han optado sin embargo por un organismo priv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1. Analiza el plan estratégico de la empresa, la gestión de operaciones, el sistema de producción, la logística, y el entorno de la empresa.</text:p>
      <text:p text:style-name="P4"/>
      <text:p text:style-name="P3">Para tener éxito en la creación de una empresa tenemos que tener en cuenta diversos factores, en esta primera actividad analizaremos tres bloques: el plan de gestión de la empresa, la gestión de operaciones y el entorno de la empresa.</text:p>
      <text:p text:style-name="P3"><text:span text:style-name="T2">Plan estratégico</text:span>: Es el documento que refleja la situación deseada de la empresa a medio plazo.</text:p>
      <text:p text:style-name="P3">Es lo más importante al crear la estrategia <text:s/>ya que nos basaremos en este plan para realizarla.</text:p>
      <text:p text:style-name="P3">Para tener un plan estratégico apto deberemos definir por lo menos las siguientes características:</text:p>
      <text:list xml:id="list6346441765519321462" text:style-name="L1">
        <text:list-item>
          <text:p text:style-name="P6">Campo de actividad. (quitar definición).</text:p>
        </text:list-item>
        <text:list-item>
          <text:p text:style-name="P6">Vector de crecimiento.</text:p>
        </text:list-item>
        <text:list-item>
          <text:p text:style-name="P6">Ventaja competitiva: características que nos diferencia de la competencia.</text:p>
        </text:list-item>
        <text:list-item>
          <text:p text:style-name="P6">Efecto sinérgico: </text:p>
        </text:list-item>
        <text:list-item>
          <text:p text:style-name="P6">Objetivos: a conseguir expresados en porcentajes en un periodo de tiempo.</text:p>
        </text:list-item>
        <text:list-item>
          <text:p text:style-name="P6">Políticas y conductas internas: acciones para poder conseguir nuestros objetivos.</text:p>
        </text:list-item>
      </text:list>
      <text:p text:style-name="P3"/>
      <text:p text:style-name="P3">Ahora que tenemos la lista de lo que necesitamos para nuestro plan estratégico, vamos a analizar cada parte.</text:p>
      <text:p text:style-name="P3"/>
      <text:p text:style-name="P3"><text:span text:style-name="T2">Campo de actividad</text:span>: mercados a los que dirigimos nuestros productos.</text:p>
      <text:p text:style-name="P3">Por mercado entendemos los consumidores reales del producto.</text:p>
      <text:p text:style-name="P3">El perfil del consumidor de estos productos bio-ecológicos lo ha estudiado el Ministerio de agricultura y pesca, alimentación y medio ambiente con la autoría del estudio recayendo en la empresa de investigación GFK.</text:p>
      <text:p text:style-name="P3">En cuanto a las características podemos concluir que las mujeres, por muy poca diferencia, compran más productos que los hombre. La media de edad (sin distinguir entre sexos) es de aproximadamente 43 años de edad, aunque curiosamente los extremos de edades (menores de 35 y mayores de 54) son en porcentaje los consumidores predilectos de estos alimentos.</text:p>
      <text:p text:style-name="P3">Observando las características socioculturales del cliente podemos definir que el mayor porcentaje tiene un nivel social medio, pero no podemos dejar que pase sin pena ni gloria el hecho de que, si no contamos con el nivel medio y comparamos el nivel bajo (bajo y medio-bajo) y alto (medio-alto y alto) vemos que hay más personas en el nivel alto que compren estos productos.</text:p>
      <text:p text:style-name="P3">Con todos estos datos podemos terminar por definir nuestro campo de actividad, nuestros clientes objetivos.</text:p>
      <text:p text:style-name="P3">Nuestro campo de actividad serán tanto hombres como mujeres, enfocándonos en un público joven que está concienciado de que los productos bio-ecológicos ayudan a cuidar el medioambiente además de cumplir con una producción responsable, sin dejar de lado a los no tan jóvenes, que saben que los productos sin tantos tratamientos artificiales eran y son mejores; estos clientes, por lo general, su nivel sociocultural es medio aunque el alto tenga también su buena representación.</text:p>
      <text:p text:style-name="P3"/>
      <text:p text:style-name="P3"/>
      <text:p text:style-name="P3"/>
      <text:p text:style-name="P3"/>
      <text:p text:style-name="P3"/>
      <text:p text:style-name="P3"/>
      <text:p text:style-name="P3"><text:soft-page-break/><text:span text:style-name="T2">Vector de crecimiento</text:span>: conjunto cartesiano entre los productos desarrollados y los mercados.</text:p>
      <text:p text:style-name="P3">Analizaremos este apartado con la Matriz Ansoff o Vector de crecimiento; esta fue creada, en 1957, por el matemático y economista ruso Igor Ansoff.</text:p>
      <text:p text:style-name="P3"/>
      <table:table table:name="Tabla1" table:style-name="Tabla1">
        <table:table-column table:style-name="Tabla1.A" table:number-columns-repeated="3"/>
        <table:table-column table:style-name="Tabla1.D"/>
        <table:table-row table:style-name="Tabla1.1">
          <table:table-cell table:style-name="Tabla1.A1" office:value-type="string">
            <text:p text:style-name="P7"/>
          </table:table-cell>
          <table:table-cell table:style-name="Tabla1.A1" office:value-type="string">
            <text:p text:style-name="P7"/>
          </table:table-cell>
          <table:table-cell table:style-name="Tabla1.C1" table:number-columns-spanned="2" office:value-type="string">
            <text:p text:style-name="P7">Productos</text:p>
          </table:table-cell>
          <table:covered-table-cell/>
        </table:table-row>
        <table:table-row table:style-name="Tabla1.1">
          <table:table-cell table:style-name="Tabla1.A2" office:value-type="string">
            <text:p text:style-name="P8"/>
          </table:table-cell>
          <table:table-cell table:style-name="Tabla1.A2" office:value-type="string">
            <text:p text:style-name="P7"/>
          </table:table-cell>
          <table:table-cell table:style-name="Tabla1.A2" office:value-type="string">
            <text:p text:style-name="P7">Existentes</text:p>
          </table:table-cell>
          <table:table-cell table:style-name="Tabla1.D2" office:value-type="string">
            <text:p text:style-name="P7">Nuevos</text:p>
          </table:table-cell>
        </table:table-row>
        <table:table-row>
          <table:table-cell table:style-name="Tabla1.A2" table:number-rows-spanned="2" office:value-type="string">
            <text:p text:style-name="P8">Mercados</text:p>
          </table:table-cell>
          <table:table-cell table:style-name="Tabla1.A2" office:value-type="string">
            <text:p text:style-name="P7">Existentes</text:p>
          </table:table-cell>
          <table:table-cell table:style-name="Tabla1.A2" office:value-type="string">
            <text:p text:style-name="P7">Penetración del mercado</text:p>
          </table:table-cell>
          <table:table-cell table:style-name="Tabla1.D2" office:value-type="string">
            <text:p text:style-name="P7">Desarrollo de productos o diversificación</text:p>
          </table:table-cell>
        </table:table-row>
        <table:table-row>
          <table:covered-table-cell/>
          <table:table-cell table:style-name="Tabla1.A2" office:value-type="string">
            <text:p text:style-name="P7">Nuevos</text:p>
          </table:table-cell>
          <table:table-cell table:style-name="Tabla1.A2" office:value-type="string">
            <text:p text:style-name="P7">Desarrollo de mercados o diversificación</text:p>
          </table:table-cell>
          <table:table-cell table:style-name="Tabla1.D2" office:value-type="string">
            <text:p text:style-name="P7">Diversificació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cabezadoDANI" style:family="paragraph" style:parent-style-name="Text_20_body"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break-before="auto" fo:break-aft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ódulo Profesional: Sistemas de Gestión<text:tab/><text:tab/>2ºDAM – Curso 2019/20</text:p>
      </style:header>
      <style:footer>
        <text:p text:style-name="MP2">Tomás Mateo Núñez Ríos<text:tab/><text:tab/>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2T13:31:15.49</meta:creation-date>
    <dc:date>2019-10-25T21:34:39.99</dc:date>
    <meta:editing-duration>PT13H54M15S</meta:editing-duration>
    <meta:editing-cycles>8</meta:editing-cycles>
    <meta:generator>OpenOffice/4.1.6$Win32 OpenOffice.org_project/416m1$Build-9790</meta:generator>
    <meta:document-statistic meta:table-count="1" meta:image-count="0" meta:object-count="0" meta:page-count="3" meta:paragraph-count="40" meta:word-count="802" meta:character-count="5086"/>
  </office:meta>
</office:document-meta>
</file>